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4C800003AD1E0D2A32E.svm"/>
  <manifest:file-entry manifest:media-type="" manifest:full-path="Pictures/200013B500006A71000045CD3202CFF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/>
    </style:style>
    <style:style style:name="P2" style:family="paragraph" style:parent-style-name="Standard">
      <style:paragraph-properties fo:margin-top="0in" fo:margin-bottom="0.139in" fo:line-height="100%" fo:text-align="start" style:justify-single-word="false"/>
    </style:style>
    <style:style style:name="P3" style:family="paragraph" style:parent-style-name="Standard">
      <style:paragraph-properties fo:margin-top="0in" fo:margin-bottom="0.139in" fo:line-height="115%" fo:text-align="start" style:justify-single-word="false"/>
      <style:text-properties style:use-window-font-color="true" style:font-name="Times New Roman" fo:font-size="11pt" fo:font-weight="normal" fo:background-color="transparent" style:font-name-asian="Times New Roman" style:font-name-complex="Times New Roman"/>
    </style:style>
    <style:style style:name="P4" style:family="paragraph" style:parent-style-name="Standard">
      <style:paragraph-properties fo:margin-top="0in" fo:margin-bottom="0.139in" fo:line-height="100%" fo:text-align="start" style:justify-single-word="false"/>
      <style:text-properties style:use-window-font-color="true" style:font-name="Times New Roman" fo:font-size="11pt" fo:font-weight="normal" fo:background-color="transparent" style:font-name-asian="Times New Roman" style:font-name-complex="Times New Roman"/>
    </style:style>
    <style:style style:name="P5" style:family="paragraph" style:parent-style-name="Standard">
      <style:paragraph-properties fo:margin-top="0in" fo:margin-bottom="0.139in" fo:line-height="115%" fo:text-align="start" style:justify-single-word="false"/>
      <style:text-properties style:use-window-font-color="true" style:font-name="Times New Roman" fo:font-size="14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P6" style:family="paragraph" style:parent-style-name="Standard">
      <style:paragraph-properties fo:margin-top="0in" fo:margin-bottom="0.139in" fo:line-height="100%" fo:text-align="start" style:justify-single-word="false"/>
      <style:text-properties style:use-window-font-color="true" style:font-name="Times New Roman" fo:font-size="14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P7" style:family="paragraph" style:parent-style-name="Standard">
      <style:paragraph-properties fo:margin-top="0in" fo:margin-bottom="0.139in" fo:line-height="100%" fo:text-align="start" style:justify-single-word="false"/>
      <style:text-properties style:use-window-font-color="true" style:font-name="Times New Roman" fo:font-size="11pt" fo:font-weight="normal" fo:background-color="transparent" style:font-name-asian="Times New Roman" style:font-name-complex="Times New Roman"/>
    </style:style>
    <style:style style:name="T1" style:family="text">
      <style:text-properties style:use-window-font-color="true" style:font-name="Times New Roman" fo:font-size="11pt" fo:font-weight="normal" fo:background-color="transparent" style:font-name-asian="Times New Roman" style:font-name-complex="Times New Roman"/>
    </style:style>
    <style:style style:name="T2" style:family="text">
      <style:text-properties style:use-window-font-color="true" style:font-name="Times New Roman" fo:font-size="18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text:tab/><text:tab/></text:span><text:span text:style-name="T2">Quiz Center:</text:span></text:p>
      <text:p text:style-name="P3"/>
      <text:p text:style-name="P3">“Quiz Center is an application for the students in intermediate stage where they have to give test for the subject based MCQ questions and test themselves.</text:p>
      <text:p text:style-name="P3">There will be faculties for each subject who will be responsible for addition of question in the website and the admin will add the faculties and students.</text:p>
      <text:p text:style-name="P3">These questions will be displayed as the test to the students.</text:p>
      <text:p text:style-name="P3">The answer entered by the students will be evaluated and saved.</text:p>
      <text:p text:style-name="P3">Their score can be used to evaluate the performance of each student.</text:p>
      <text:p text:style-name="P3"/>
      <text:p text:style-name="P5">About the Test:</text:p>
      <text:p text:style-name="P3">The site will be updated with the new set of questions for each subject.</text:p>
      <text:p text:style-name="P3">The students have to start the test at the specified time only.</text:p>
      <text:p text:style-name="P3">Once the test starts there will be a time limit to end the test, a student has to submit the test on or before the time.</text:p>
      <text:p text:style-name="P3">Test will have only MCQ with one correct answer.</text:p>
      <text:p text:style-name="P3">The score of each student test will be shown just after the test.</text:p>
      <text:p text:style-name="P3">A test once appeared cannot be reappeared or edited.</text:p>
      <text:p text:style-name="P3">For each correct answer the student get 1 marks.</text:p>
      <text:p text:style-name="P3">For wrong answer the student get 0 (no negative).</text:p>
      <text:p text:style-name="P3">Skipping the question results in 0 marks.</text:p>
      <text:p text:style-name="P3"/>
      <text:p text:style-name="P5">Admin:</text:p>
      <text:p text:style-name="P3">The admin will add the faculties and the user, then will notify them with a link to set their password.</text:p>
      <text:p text:style-name="P3"/>
      <text:p text:style-name="P5">faculties:</text:p>
      <text:p text:style-name="P3">They will decide the test day and time.</text:p>
      <text:p text:style-name="P3">Once the test is set, the other faculties should be able to see this, so that they can fix their subject test on the different date.</text:p>
      <text:p text:style-name="P3"><text:soft-page-break/>There are 1 faculty for each subject.</text:p>
      <text:p text:style-name="P3">They will have access to their individual subjects only.</text:p>
      <text:p text:style-name="P3">They set the question paper for the respective subject only.</text:p>
      <text:p text:style-name="P3">They can view the score chart for the individual test.</text:p>
      <text:p text:style-name="P3">They can view profile of each student.</text:p>
      <text:p text:style-name="P3"/>
      <text:p text:style-name="P5">Students:</text:p>
      <text:p text:style-name="P3">They have the access to their profile.</text:p>
      <text:p text:style-name="P3">They can appear the test only when the test is scheduled.</text:p>
      <text:p text:style-name="P3">They can view the rank list to check out their position in the test, but can't view the rank of others.</text:p>
      <text:p text:style-name="P3">They can view their own performance report.</text:p>
      <text:p text:style-name="P3">Once the student click on start the test then it cannot be undone and the timer will start.</text:p>
      <text:p text:style-name="P3">It is not a mandatory test so they can also skip the test.</text:p>
      <text:p text:style-name="P3">If they skip a test the score will be taken as 0.</text:p>
      <text:p text:style-name="P3"/>
      <text:p text:style-name="P5">My constraints:</text:p>
      <text:p text:style-name="P3">Here I will be having only one faculty for each subject.</text:p>
      <text:p text:style-name="P3">Here I will be having only two subjects(Maths and science)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The relational schema:</text:p>
      <text:p text:style-name="P2"/>
      <text:p text:style-name="P2"><draw:frame draw:style-name="fr1" draw:name="graphics1" text:anchor-type="paragraph" svg:width="6.9252in" svg:height="6.7236in" draw:z-index="0"><draw:image xlink:href="Pictures/200013B500006A71000045CD3202CFFF.svm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6"><text:soft-page-break/>E-R diagram:</text:p>
      <text:p text:style-name="P6"/>
      <text:p text:style-name="P4"><draw:frame draw:style-name="fr1" draw:name="graphics2" text:anchor-type="paragraph" svg:width="6.9252in" svg:height="8.3772in" draw:z-index="1"><draw:image xlink:href="Pictures/20000007000074C800003AD1E0D2A32E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01-02T17:06:28.62</dc:date>
    <meta:editing-duration>PT2H43S</meta:editing-duration>
    <meta:editing-cycles>10</meta:editing-cycles>
    <meta:generator>OpenOffice/4.1.1$Win32 OpenOffice.org_project/411m6$Build-9775</meta:generator>
    <dc:creator>megha kedia</dc:creator>
    <meta:document-statistic meta:table-count="0" meta:image-count="2" meta:object-count="0" meta:page-count="4" meta:paragraph-count="39" meta:word-count="418" meta:character-count="2239"/>
  </office:meta>
</office:document-meta>
</file>